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1d8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cd DeskTop</text:p>
      <text:p text:style-name="P1"><text:s text:c="2"/>cd Desktop</text:p>
      <text:p text:style-name="P1"><text:s text:c="2"/>hadoop fs -mkdir /anwar</text:p>
      <text:p text:style-name="P1"><text:s text:c="2"/>hadoop fs -copyfromlocal /home/edureka/desktop/dubai /anwar</text:p>
      <text:p text:style-name="P1"><text:s text:c="2"/></text:p>
      <text:p text:style-name="P1"><text:s text:c="2"/>hadoop jar hadoop-mapreduce-examples-2.2.0.jar</text:p>
      <text:p text:style-name="P1"><text:s text:c="2"/>hadoop jar hadoop-mapreduce-examples-2.2.0.jar wordcount /anwar/dubai /anwar/count</text:p>
      <text:p text:style-name="P1"><text:s text:c="2"/>hadoop jar hadoop-mapreduce-examples-2.2.0.jar wordmean /anwar/dubai /anwar/mean</text:p>
      <text:p text:style-name="P1"><text:s text:c="2"/>hadoop jar hadoop-mapreduce-examples-2.2.0.jar wordmedian /anwar/dubai /anwar/median</text:p>
      <text:p text:style-name="P1"><text:s text:c="2"/>hadoop jar hadoop-mapreduce-examples-2.2.0.jar wordstandarddeviation /anwar/dubai /anwar/sd</text:p>
      <text:p text:style-name="P1"><text:s text:c="2"/>history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reka </meta:initial-creator>
    <meta:creation-date>2022-10-06T23:00:59</meta:creation-date>
    <dc:date>2022-10-06T23:06:52</dc:date>
    <dc:creator>edureka </dc:creator>
    <meta:editing-duration>P0D</meta:editing-duration>
    <meta:editing-cycles>1</meta:editing-cycles>
    <meta:document-statistic meta:table-count="0" meta:image-count="0" meta:object-count="0" meta:page-count="1" meta:paragraph-count="11" meta:word-count="41" meta:character-count="524" meta:non-whitespace-character-count="461"/>
    <meta:generator>LibreOffice/4.0.4.2$Linux_x86 LibreOffice_project/400m0$Build-2</meta:generator>
  </office:meta>
</office:document-meta>
</file>